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table-column table:style-name="co1" table:default-cell-style-name="Default"/>
        <table:table-row table:style-name="ro1">
          <table:table-cell/>
        </table:table-row>
      </table:table>
      <table:table table:name="Job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Making Money</text:p>
          </table:table-cell>
          <table:table-cell/>
        </table:table-row>
        <table:table-row table:style-name="ro1">
          <table:table-cell table:style-name="Default" office:value-type="string" calcext:value-type="string">
            <text:p>This spreadsheet was used to enter John’s take-home pay from his winter job.</text:p>
          </table:table-cell>
          <table:table-cell/>
        </table:table-row>
        <table:table-row table:style-name="ro1">
          <table:table-cell table:style-name="Default" office:value-type="string" calcext:value-type="string">
            <text:p>Add a “total” cell at the bottom, which calculates using “=sum(…)”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y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16.22" calcext:value-type="float">
            <text:p>16.22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/>
        </table:table-row>
      </table:table>
      <table:table table:name="Tes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Scores</text:p>
          </table:table-cell>
          <table:table-cell/>
        </table:table-row>
        <table:table-row table:style-name="ro1">
          <table:table-cell office:value-type="string" calcext:value-type="string">
            <text:p>This spreadsheet was used to log John’s math test scores. <text:s/></text:p>
          </table:table-cell>
          <table:table-cell/>
        </table:table-row>
        <table:table-row table:style-name="ro1">
          <table:table-cell office:value-type="string" calcext:value-type="string">
            <text:p>Add an “average” cell at the bottom, which calculates using “AVERAGE(…)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verage:</text:p>
          </table:table-cell>
          <table:table-cell/>
        </table:table-row>
        <table:table-row table:style-name="ro1" table:number-rows-repeated="3">
          <table:table-cell table:style-name="ce1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w go back to the “Job” spreadsheet and add an “average” cell at the bot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label cell</text:p>
          </table:table-cell>
        </table:table-row>
        <table:table-row table:style-name="ro1">
          <table:table-cell/>
          <table:table-cell office:value-type="string" calcext:value-type="string">
            <text:p>Create the “calculation” cell to calculate the average he made per day</text:p>
          </table:table-cell>
        </table:table-row>
      </table:table>
      <table:table table:name="Clean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lean Ski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is spreadsheet was used by John to calculate how much he owed his two siblings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Each week that they cleaned his skis.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e “rate” was $1.10 per hour, which Luke and Mark had to split 50/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ate:</text:p>
          </table:table-cell>
          <table:table-cell table:style-name="ce4" office:value-type="currency" office:currency="USD" office:value="1.1" calcext:value-type="currency">
            <text:p>$1.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 $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Mark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date" office:date-value="2021-01-16" calcext:value-type="date">
            <text:p>01/16/2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date" office:date-value="2021-01-23" calcext:value-type="date">
            <text:p>01/23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1-01-30" calcext:value-type="date">
            <text:p>01/30/2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w go back to the “Job” spreadsheet and add a “Tithe” colum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new column should calculate 1/10th of his earn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ther new column will be used to calculate his earnings “minus” that tith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2:08:51.104441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43:09.622098861</meta:creation-date>
    <dc:date>2021-03-02T07:00:09.707999674</dc:date>
    <meta:editing-duration>PT34M33S</meta:editing-duration>
    <meta:editing-cycles>3</meta:editing-cycles>
    <meta:generator>LibreOffice/7.0.3.1$Linux_X86_64 LibreOffice_project/00$Build-1</meta:generator>
    <meta:document-statistic meta:table-count="4" meta:cell-count="83" meta:object-count="0"/>
  </office:meta>
</office:document-meta>
</file>